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cm" svg:height="2.75cm" svg:x="1.5cm" svg:y="2cm">
          <draw:text-box>
            <text:p text:style-name="P1">Test draw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irko Nasato</meta:initial-creator>
    <meta:creation-date>2008-07-12T15:25:04</meta:creation-date>
    <dc:creator>Mirko Nasato</dc:creator>
    <dc:date>2008-07-12T15:25:45</dc:date>
    <meta:editing-cycles>1</meta:editing-cycles>
    <meta:editing-duration>PT42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